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39e" officeooo:paragraph-rsid="0010c39e"/>
    </style:style>
    <style:style style:name="P2" style:family="paragraph" style:parent-style-name="Standard">
      <style:text-properties officeooo:paragraph-rsid="0010c39e"/>
    </style:style>
    <style:style style:name="P3" style:family="paragraph" style:parent-style-name="Text_20_body">
      <style:text-properties officeooo:rsid="0010c39e" officeooo:paragraph-rsid="0010c39e"/>
    </style:style>
    <style:style style:name="P4" style:family="paragraph" style:parent-style-name="Text_20_body">
      <style:text-properties officeooo:paragraph-rsid="0010c39e"/>
    </style:style>
    <style:style style:name="P5" style:family="paragraph" style:parent-style-name="Text_20_body">
      <style:text-properties officeooo:rsid="00121aab" officeooo:paragraph-rsid="00121aab"/>
    </style:style>
    <style:style style:name="P6" style:family="paragraph" style:parent-style-name="Standard" style:list-style-name="L1">
      <style:text-properties officeooo:rsid="0010c39e" officeooo:paragraph-rsid="0010c39e"/>
    </style:style>
    <style:style style:name="P7" style:family="paragraph" style:parent-style-name="Standard">
      <style:text-properties officeooo:rsid="0010c39e" officeooo:paragraph-rsid="00145d5b"/>
    </style:style>
    <style:style style:name="P8" style:family="paragraph" style:parent-style-name="Standard">
      <style:text-properties style:font-name="sans-serif" fo:font-size="10pt" officeooo:rsid="0010c39e" officeooo:paragraph-rsid="00145d5b" style:font-size-asian="10pt" style:font-size-complex="10pt"/>
    </style:style>
    <style:style style:name="P9" style:family="paragraph" style:parent-style-name="Standard">
      <style:text-properties style:font-name="sans-serif" fo:font-size="10pt" officeooo:paragraph-rsid="00145d5b" style:font-size-asian="10pt" style:font-size-complex="10pt"/>
    </style:style>
    <style:style style:name="P10" style:family="paragraph" style:parent-style-name="Standard">
      <style:text-properties style:font-name="sans-serif" fo:font-size="14.25pt" officeooo:paragraph-rsid="00145d5b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4pt" fo:font-weight="bold" officeooo:paragraph-rsid="00145d5b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sans-serif" fo:font-size="13.5pt" officeooo:paragraph-rsid="00174997"/>
    </style:style>
    <style:style style:name="P13" style:family="paragraph" style:parent-style-name="Standard">
      <style:text-properties fo:font-size="14pt" fo:font-weight="bold" officeooo:rsid="0010c39e" officeooo:paragraph-rsid="00145d5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45d5b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0c39e"/>
    </style:style>
    <style:style style:name="T2" style:family="text">
      <style:text-properties fo:font-style="italic"/>
    </style:style>
    <style:style style:name="T3" style:family="text">
      <style:text-properties officeooo:rsid="00121aab"/>
    </style:style>
    <style:style style:name="T4" style:family="text">
      <style:text-properties officeooo:rsid="001446d4"/>
    </style:style>
    <style:style style:name="T5" style:family="text">
      <style:text-properties style:font-name="monospace"/>
    </style:style>
    <style:style style:name="T6" style:family="text">
      <style:text-properties style:font-name="monospace" officeooo:rsid="001531a2"/>
    </style:style>
    <style:style style:name="T7" style:family="text">
      <style:text-properties officeooo:rsid="001531a2"/>
    </style:style>
    <style:style style:name="T8" style:family="text">
      <style:text-properties officeooo:rsid="001749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Université</text:span> Joseph Fourier, Grenoble<text:tab/><text:tab/><text:tab/><text:tab/><text:tab/><text:tab/><text:tab/> <text:s text:c="4"/><text:span text:style-name="T4">TIBA Mohamed</text:span></text:p>
      <text:p text:style-name="P9">Licence d'Informatique L3<text:tab/><text:tab/><text:tab/><text:tab/><text:tab/><text:tab/><text:tab/><text:tab/> <text:s text:c="9"/><text:span text:style-name="T4">UZAN Lucas</text:span></text:p>
      <text:p text:style-name="P10"/>
      <text:p text:style-name="P10"/>
      <text:p text:style-name="P11">Introduction aux <text:span text:style-name="T4">Systèmes</text:span> et <text:span text:style-name="T4">Réseaux</text:span></text:p>
      <text:p text:style-name="P11">TP n<text:span text:style-name="T5">°</text:span><text:span text:style-name="T6">9</text:span> : <text:span text:style-name="T4">Réalisation</text:span> d'un mini-<text:span text:style-name="T7">proxy web</text:span></text:p>
      <text:p text:style-name="P13"/>
      <text:p text:style-name="P7"/>
      <text:p text:style-name="P7"/>
      <text:p text:style-name="P12"><text:span text:style-name="T8">a)</text:span> <text:span text:style-name="T8">F</text:span>onctionnalités réalisées </text:p>
      <text:p text:style-name="P12"/>
      <text:p text:style-name="P12"/>
      <text:p text:style-name="P12"/>
      <text:p text:style-name="P12"><text:span text:style-name="T8">b) T</text:span>ests effectués.</text:p>
      <text:p text:style-name="P7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6-04-12T09:44:20.599232173</meta:creation-date>
    <dc:date>2016-04-13T21:40:17.734008056</dc:date>
    <meta:editing-duration>PT9M3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30" meta:character-count="237" meta:non-whitespace-character-count="185"/>
  </office:meta>
</office:document-meta>
</file>